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700000064284B83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officeooo:paragraph-rsid="0012e384"/>
    </style:style>
    <style:style style:name="P3" style:family="paragraph" style:parent-style-name="Standard">
      <style:text-properties officeooo:rsid="0012e384" officeooo:paragraph-rsid="0012e384"/>
    </style:style>
    <style:style style:name="P4" style:family="paragraph" style:parent-style-name="Standard">
      <style:text-properties style:font-name="Cantarell"/>
    </style:style>
    <style:style style:name="P5" style:family="paragraph" style:parent-style-name="Standard">
      <style:text-properties style:font-name="Cantarell" officeooo:paragraph-rsid="00149291"/>
    </style:style>
    <style:style style:name="P6" style:family="paragraph" style:parent-style-name="Standard">
      <style:text-properties style:font-name="Cantarell" officeooo:paragraph-rsid="0012e384"/>
    </style:style>
    <style:style style:name="P7" style:family="paragraph" style:parent-style-name="Standard">
      <style:text-properties style:font-name="Cantarell" officeooo:rsid="00149291" officeooo:paragraph-rsid="00149291"/>
    </style:style>
    <style:style style:name="P8" style:family="paragraph" style:parent-style-name="Standard">
      <style:text-properties style:font-name="Cantarel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antarell" fo:font-style="normal" style:text-underline-style="none" fo:font-weight="normal" officeooo:paragraph-rsid="0012e38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antarell" officeooo:rsid="00151b62" officeooo:paragraph-rsid="00151b62"/>
    </style:style>
    <style:style style:name="P11" style:family="paragraph" style:parent-style-name="Standard">
      <style:text-properties style:font-name="Cantarell" officeooo:rsid="0011c2cd"/>
    </style:style>
    <style:style style:name="P12" style:family="paragraph" style:parent-style-name="Standard">
      <style:text-properties style:font-name="Cantarell" fo:font-style="normal" style:text-underline-style="none" fo:font-weight="normal" officeooo:paragraph-rsid="0012e384" style:font-style-asian="normal" style:font-weight-asian="normal" style:font-style-complex="normal" style:font-weight-complex="normal"/>
    </style:style>
    <style:style style:name="T1" style:family="text">
      <style:text-properties officeooo:rsid="0011c2cd"/>
    </style:style>
    <style:style style:name="T2" style:family="text">
      <style:text-properties officeooo:rsid="00134501"/>
    </style:style>
    <style:style style:name="T3" style:family="text">
      <style:text-properties officeooo:rsid="0012e384"/>
    </style:style>
    <style:style style:name="T4" style:family="text">
      <style:text-properties officeooo:rsid="00149291"/>
    </style:style>
    <style:style style:name="T5" style:family="text">
      <style:text-properties officeooo:rsid="0014f612"/>
    </style:style>
    <style:style style:name="T6" style:family="text">
      <style:text-properties officeooo:rsid="00151b6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4f612"/>
    </style:style>
    <style:style style:name="T9" style:family="text">
      <style:text-properties style:text-underline-style="solid" style:text-underline-width="auto" style:text-underline-color="font-color" officeooo:rsid="0018a6c4"/>
    </style:style>
    <style:style style:name="T10" style:family="text">
      <style:text-properties officeooo:rsid="0018a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Standard"/>
      <text:p text:style-name="Standard"/>
      <text:p text:style-name="Standard">Participants:</text:p>
      <text:p text:style-name="Standard"/>
      <text:p text:style-name="P2"><text:bookmark text:name="spnR3"/>Conti Sacha Alexandre </text:p>
      <text:p text:style-name="P2"><text:s/><text:bookmark text:name="spnR2"/>Graber Vincent</text:p>
      <text:p text:style-name="P2"><text:bookmark text:name="spnR1"/>Marin Jessy </text:p>
      <text:p text:style-name="P2"><text:bookmark text:name="spnR"/>Thullen Sylvain </text:p>
      <text:p text:style-name="P3">Erhardt Markus </text:p>
      <text:p text:style-name="P3">Bilgin Huseyin</text:p>
      <text:p text:style-name="Standard"/>
      <text:p text:style-name="Standard"><text:s/></text:p>
      <text:p text:style-name="Standard"/>
      <text:p text:style-name="P4"/>
      <text:p text:style-name="P4"/>
      <text:p text:style-name="P4"><text:tab/><text:tab/><text:tab/>Description du projet <text:s text:c="2"/></text:p>
      <text:p text:style-name="P4"/>
      <text:p text:style-name="P4"/>
      <text:p text:style-name="P4"/>
      <text:p text:style-name="P4">Sujet : <text:span text:style-name="T1">Jeu Monopoly </text:span></text:p>
      <text:p text:style-name="P4"/>
      <text:p text:style-name="P5"><text:span text:style-name="T1">But de jeu : </text:span>Étre le seul joueur qui n'ait pas fait faillite.<text:span text:style-name="T4">On applique les règles du jeux basic et classique.</text:span></text:p>
      <text:p text:style-name="P11"/>
      <text:p text:style-name="P6">Challenge : Monopoly original / Règles basiques <text:span text:style-name="T5">avec une meilleur interactivité</text:span></text:p>
      <text:p text:style-name="P6">Niveaux : Plateau de base</text:p>
      <text:p text:style-name="P6">Mécanique interne : Crée partie / Rejoindre partie / Clic plateau</text:p>
      <text:p text:style-name="P6"/>
      <text:p text:style-name="P6">Style graphique : 2D </text:p>
      <text:p text:style-name="P6">Perspectives :<text:span text:style-name="T6">Vue depuis le haut.</text:span></text:p>
      <text:p text:style-name="P6">Style des écrans et des indications :<text:span text:style-name="T3">Affichage classique 2d sur un plateau avec des cartes qui représentes des propriétés, des pions, des maisons, des banques e.t.c.</text:span></text:p>
      <text:p text:style-name="P10"><text:span text:style-name="T3">A</text:span>ffichage personnel pour chaque utilisateur.</text:p>
      <text:p text:style-name="P7"><text:span text:style-name="T3">I</text:span>nterface sur un pc .</text:p>
      <text:p text:style-name="P9"/>
      <text:p text:style-name="P9">Plate-forme : PC puis éventuellement Android</text:p>
      <text:p text:style-name="P9">Outils de développement : <text:span text:style-name="T10">Java avec bibliothèque swing pour la partie graphique</text:span> </text:p>
      <text:p text:style-name="P8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c2cd"/>
    </style:style>
    <style:style style:name="MT2" style:family="text">
      <style:text-properties officeooo:rsid="0013450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2.906cm" svg:y="-1.164cm" svg:width="4.754cm" svg:height="1.69cm" draw:z-index="0"><draw:image xlink:href="Pictures/100000000000013700000064284B834D.jpg" xlink:type="simple" xlink:show="embed" xlink:actuate="onLoad"/></draw:frame><text:tab/>Projet <text:span text:style-name="MT1">Monopoly</text:span> 201<text:span text:style-name="MT1">4</text:span> <text:s/>ITI <text:s text:c="2"/><text:span text:style-name="MT2">2 octobre 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0:27:27</meta:creation-date>
    <dc:date>2014-10-02T11:38:14.254102989</dc:date>
    <meta:editing-duration>PT1H29M</meta:editing-duration>
    <meta:editing-cycles>9</meta:editing-cycles>
    <meta:generator>LibreOffice/4.1.0.4$Linux_X86_64 LibreOffice_project/410m0$Build-4</meta:generator>
    <meta:print-date>2013-10-14T11:03:36</meta:print-date>
    <dc:creator>bilgin </dc:creator>
    <meta:document-statistic meta:table-count="0" meta:image-count="1" meta:object-count="0" meta:page-count="1" meta:paragraph-count="22" meta:word-count="139" meta:character-count="887" meta:non-whitespace-character-count="750"/>
  </office:meta>
</office:document-meta>
</file>